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2024-12-19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2023-12-12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6072" calcext:value-type="float">
            <text:p>57.7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2022-12-18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2019-12-13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2018-12-08 2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2017-12-12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2016-12-0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201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201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200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200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200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200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200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199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199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199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2296" calcext:value-type="float">
            <text:p>64.8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199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199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8456" calcext:value-type="float">
            <text:p>64.60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199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9752" calcext:value-type="float">
            <text:p>64.30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198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198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198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197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197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197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197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197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8601</text:p>
          </table:table-cell>
          <table:table-cell office:value-type="string" calcext:value-type="string">
            <text:p>196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